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A23A8B93A37F6716.png" manifest:media-type="image/png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frame draw:style-name="gr1" draw:text-style-name="P1" draw:layer="layout" svg:width="18.75cm" svg:height="24.25cm" svg:x="10.5cm" svg:y="3.25cm">
          <draw:image xlink:href="Pictures/100002010000019000000190A23A8B93A37F671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35:51.672236085</dc:date>
    <meta:editing-duration>PT23M41S</meta:editing-duration>
    <meta:editing-cycles>8</meta:editing-cycles>
    <meta:generator>LibreOffice/7.0.6.2$Linux_X86_64 LibreOffice_project/00$Build-2</meta:generator>
    <meta:document-statistic meta:object-count="7"/>
  </office:meta>
</office:document-meta>
</file>